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7b1fd" officeooo:paragraph-rsid="0017b1fd"/>
    </style:style>
    <style:style style:name="P2" style:family="paragraph" style:parent-style-name="Text_20_body">
      <style:text-properties fo:font-weight="bold" officeooo:rsid="001b5cac" officeooo:paragraph-rsid="001b5cac" style:font-weight-asian="bold" style:font-weight-complex="bold"/>
    </style:style>
    <style:style style:name="P3" style:family="paragraph" style:parent-style-name="Text_20_body">
      <style:text-properties fo:font-weight="bold" officeooo:rsid="0017b1fd" officeooo:paragraph-rsid="0017b1fd" style:font-weight-asian="bold" style:font-weight-complex="bold"/>
    </style:style>
    <style:style style:name="P4" style:family="paragraph" style:parent-style-name="Text_20_body" style:list-style-name="L8">
      <style:text-properties fo:font-weight="bold" officeooo:rsid="004d001a" officeooo:paragraph-rsid="005428c6" style:font-weight-asian="bold" style:font-weight-complex="bold"/>
    </style:style>
    <style:style style:name="P5" style:family="paragraph" style:parent-style-name="Text_20_body" style:list-style-name="L3">
      <style:text-properties officeooo:paragraph-rsid="003846c8"/>
    </style:style>
    <style:style style:name="P6" style:family="paragraph" style:parent-style-name="Text_20_body" style:list-style-name="L3">
      <style:text-properties officeooo:rsid="0026e337" officeooo:paragraph-rsid="0052d651"/>
    </style:style>
    <style:style style:name="P7" style:family="paragraph" style:parent-style-name="Text_20_body" style:list-style-name="L3">
      <style:text-properties officeooo:rsid="00286aa4" officeooo:paragraph-rsid="003846c8"/>
    </style:style>
    <style:style style:name="P8" style:family="paragraph" style:parent-style-name="Text_20_body" style:list-style-name="L7">
      <style:text-properties officeooo:rsid="0037288e" officeooo:paragraph-rsid="006567c9"/>
    </style:style>
    <style:style style:name="P9" style:family="paragraph" style:parent-style-name="Text_20_body" style:list-style-name="L5">
      <style:text-properties officeooo:rsid="0037288e" officeooo:paragraph-rsid="0063bb44"/>
    </style:style>
    <style:style style:name="P10" style:family="paragraph" style:parent-style-name="Text_20_body" style:list-style-name="L4">
      <style:text-properties officeooo:rsid="003ad689" officeooo:paragraph-rsid="005428c6"/>
    </style:style>
    <style:style style:name="P11" style:family="paragraph" style:parent-style-name="Text_20_body" style:list-style-name="L5">
      <style:text-properties officeooo:rsid="003ad689" officeooo:paragraph-rsid="005428c6"/>
    </style:style>
    <style:style style:name="P12" style:family="paragraph" style:parent-style-name="Text_20_body" style:list-style-name="L7">
      <style:text-properties officeooo:paragraph-rsid="001c3fd3"/>
    </style:style>
    <style:style style:name="P13" style:family="paragraph" style:parent-style-name="Text_20_body">
      <style:text-properties officeooo:rsid="0042f507" officeooo:paragraph-rsid="005f7bda"/>
    </style:style>
    <style:style style:name="P14" style:family="paragraph" style:parent-style-name="Text_20_body" style:list-style-name="L9">
      <style:text-properties officeooo:rsid="004d001a" officeooo:paragraph-rsid="005428c6"/>
    </style:style>
    <style:style style:name="P15" style:family="paragraph" style:parent-style-name="Text_20_body" style:list-style-name="L3">
      <style:text-properties officeooo:rsid="00539e4d" officeooo:paragraph-rsid="00539e4d"/>
    </style:style>
    <style:style style:name="P16" style:family="paragraph" style:parent-style-name="Text_20_body">
      <style:text-properties officeooo:rsid="005428c6" officeooo:paragraph-rsid="00589776"/>
    </style:style>
    <style:style style:name="P17" style:family="paragraph" style:parent-style-name="Text_20_body">
      <style:text-properties officeooo:rsid="00571791" officeooo:paragraph-rsid="00571791"/>
    </style:style>
    <style:style style:name="P18" style:family="paragraph" style:parent-style-name="Text_20_body">
      <style:text-properties fo:font-style="italic" officeooo:rsid="00589776" officeooo:paragraph-rsid="00589776" style:font-style-asian="italic" style:font-style-complex="italic"/>
    </style:style>
    <style:style style:name="P19" style:family="paragraph" style:parent-style-name="Text_20_body" style:list-style-name="L3">
      <style:text-properties officeooo:rsid="00681ef7" officeooo:paragraph-rsid="00681ef7"/>
    </style:style>
    <style:style style:name="P20" style:family="paragraph" style:parent-style-name="Text_20_body">
      <style:text-properties officeooo:rsid="006a3ca8" officeooo:paragraph-rsid="006a3ca8"/>
    </style:style>
    <style:style style:name="P21" style:family="paragraph" style:parent-style-name="Text_20_body" style:list-style-name="L3">
      <style:text-properties officeooo:rsid="006c55c6" officeooo:paragraph-rsid="006c55c6"/>
    </style:style>
    <style:style style:name="P22" style:family="paragraph" style:parent-style-name="Text_20_body" style:list-style-name="L2">
      <style:paragraph-properties fo:margin-left="2.54cm" fo:margin-right="0cm" fo:text-indent="-0.635cm" style:auto-text-indent="false"/>
      <style:text-properties officeooo:rsid="0037288e" officeooo:paragraph-rsid="006567c9"/>
    </style:style>
    <style:style style:name="P23" style:family="paragraph" style:parent-style-name="Text_20_body" style:list-style-name="L2">
      <style:paragraph-properties fo:margin-left="2.54cm" fo:margin-right="0cm" fo:text-indent="-0.635cm" style:auto-text-indent="false"/>
      <style:text-properties officeooo:rsid="00258890" officeooo:paragraph-rsid="00258890"/>
    </style:style>
    <style:style style:name="P24" style:family="paragraph" style:parent-style-name="Text_20_body" style:list-style-name="L2">
      <style:paragraph-properties fo:margin-left="2.54cm" fo:margin-right="0cm" fo:text-indent="-0.635cm" style:auto-text-indent="false"/>
      <style:text-properties officeooo:rsid="00198ebb" officeooo:paragraph-rsid="003e1b28"/>
    </style:style>
    <style:style style:name="P25" style:family="paragraph" style:parent-style-name="Heading_20_2">
      <style:text-properties officeooo:rsid="0017b1fd" officeooo:paragraph-rsid="0017b1fd"/>
    </style:style>
    <style:style style:name="P26" style:family="paragraph" style:parent-style-name="Heading_20_2" style:list-style-name=""/>
    <style:style style:name="P27" style:family="paragraph" style:parent-style-name="Heading_20_2">
      <style:paragraph-properties fo:break-before="page"/>
      <style:text-properties officeooo:rsid="00589776" officeooo:paragraph-rsid="00589776"/>
    </style:style>
    <style:style style:name="T1" style:family="text">
      <style:text-properties officeooo:rsid="0017b1fd"/>
    </style:style>
    <style:style style:name="T2" style:family="text">
      <style:text-properties officeooo:rsid="00198eb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0ac75" style:font-weight-asian="bold" style:font-weight-complex="bold"/>
    </style:style>
    <style:style style:name="T5" style:family="text">
      <style:text-properties fo:font-weight="bold" officeooo:rsid="005428c6" style:font-weight-asian="bold" style:font-weight-complex="bold"/>
    </style:style>
    <style:style style:name="T6" style:family="text">
      <style:text-properties fo:font-weight="bold" officeooo:rsid="006c65de" style:font-weight-asian="bold" style:font-weight-complex="bold"/>
    </style:style>
    <style:style style:name="T7" style:family="text">
      <style:text-properties officeooo:rsid="0020df88"/>
    </style:style>
    <style:style style:name="T8" style:family="text">
      <style:text-properties officeooo:rsid="00276aab"/>
    </style:style>
    <style:style style:name="T9" style:family="text">
      <style:text-properties officeooo:rsid="0028d397"/>
    </style:style>
    <style:style style:name="T10" style:family="text">
      <style:text-properties officeooo:rsid="002a5938"/>
    </style:style>
    <style:style style:name="T11" style:family="text">
      <style:text-properties officeooo:rsid="003eb390"/>
    </style:style>
    <style:style style:name="T12" style:family="text">
      <style:text-properties officeooo:rsid="00418108"/>
    </style:style>
    <style:style style:name="T13" style:family="text">
      <style:text-properties officeooo:rsid="0050ac75"/>
    </style:style>
    <style:style style:name="T14" style:family="text">
      <style:text-properties officeooo:rsid="00513063"/>
    </style:style>
    <style:style style:name="T15" style:family="text">
      <style:text-properties officeooo:rsid="005428c6"/>
    </style:style>
    <style:style style:name="T16" style:family="text">
      <style:text-properties officeooo:rsid="00588cf4"/>
    </style:style>
    <style:style style:name="T17" style:family="text">
      <style:text-properties officeooo:rsid="00589776"/>
    </style:style>
    <style:style style:name="T18" style:family="text">
      <style:text-properties officeooo:rsid="005dfee3"/>
    </style:style>
    <style:style style:name="T19" style:family="text">
      <style:text-properties officeooo:rsid="0060b925"/>
    </style:style>
    <style:style style:name="T20" style:family="text">
      <style:text-properties officeooo:rsid="00661e39"/>
    </style:style>
    <style:style style:name="T21" style:family="text">
      <style:text-properties officeooo:rsid="00667051"/>
    </style:style>
    <style:style style:name="T22" style:family="text">
      <style:text-properties officeooo:rsid="00672506"/>
    </style:style>
    <style:style style:name="T23" style:family="text">
      <style:text-properties officeooo:rsid="006b8bbe"/>
    </style:style>
    <style:style style:name="T24" style:family="text">
      <style:text-properties officeooo:rsid="006c0937"/>
    </style:style>
    <style:style style:name="T25" style:family="text">
      <style:text-properties officeooo:rsid="006c65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eY Resources Build Concept</text:h>
      <text:h text:style-name="P25" text:outline-level="2">File structure</text:h>
      <text:p text:style-name="P1">&lt;project&gt;</text:p>
      <text:p text:style-name="P1"><text:tab/>proofs</text:p>
      <text:p text:style-name="P1"><text:tab/><text:tab/>&lt;typeHierarchy with *.proof and *.proofmeta files&gt;</text:p>
      <text:p text:style-name="P1"><text:tab/><text:tab/>.<text:span text:style-name="T7">lastChanges // A file which lists changed files</text:span></text:p>
      <text:h text:style-name="Heading_20_2" text:outline-level="2"><text:span text:style-name="T1">Eclipse Build: KeYProjectBuilder</text:span></text:h>
      <text:p text:style-name="P13">Is triggered at change and should be really fast because the user cannont modify files during build.</text:p>
      <text:p text:style-name="P13"><text:span text:style-name="T18">For each project maintains eclipse automatically one instance of KeYProjectBuilder.</text:span></text:p>
      <text:p text:style-name="P3"><text:span text:style-name="T2">Incremental build: </text:span></text:p>
      <text:list xml:id="list3031906084537293404" text:style-name="L8">
        <text:list-item>
          <text:p text:style-name="P4">If at least one file was not changed by <text:span text:style-name="T15">KeYProjectBuildJob</text:span></text:p>
        </text:list-item>
      </text:list>
      <text:list xml:id="list1887333199908894279" text:style-name="L2">
        <text:list-item>
          <text:p text:style-name="P22"><text:span text:style-name="T19">Cancel</text:span> <text:span text:style-name="T19">all</text:span> running <text:span text:style-name="T2">KeYProjectBuildJob for the project <text:line-break/>(KeYProjectBuildJobs of other projects are not affected)</text:span></text:p>
        </text:list-item>
        <text:list-item>
          <text:p text:style-name="P23">Append changed files to proofs/<text:span text:style-name="T1">.lastChanges</text:span></text:p>
        </text:list-item>
        <text:list-item>
          <text:p text:style-name="P24">Start KeYProjectBuildJob<text:span text:style-name="T11">(IncrementalBuild)</text:span> </text:p>
        </text:list-item>
      </text:list>
      <text:list xml:id="list1407644078026597204" text:style-name="L9">
        <text:list-item>
          <text:p text:style-name="P14"><text:span text:style-name="T3">Do nothing, if all files were changed by </text:span><text:span text:style-name="T5">KeYProjectBuildJob</text:span></text:p>
        </text:list-item>
      </text:list>
      <text:p text:style-name="P2">Full build <text:span text:style-name="T12">and clean</text:span>:</text:p>
      <text:list xml:id="list6612763530574516472" text:style-name="L7">
        <text:list-item>
          <text:p text:style-name="P8"><text:span text:style-name="T19">Cancel</text:span> <text:span text:style-name="T19">all</text:span> running <text:span text:style-name="T2">KeYProjectBuildJob for the project <text:line-break/>(KeYProjectBuildJobs of other projects are not affected)</text:span></text:p>
        </text:list-item>
        <text:list-item>
          <text:p text:style-name="P12"><text:span text:style-name="T2">Start KeYProjectBuildJob(FullBuild)</text:span></text:p>
        </text:list-item>
      </text:list>
      <text:h text:style-name="Heading_20_2" text:outline-level="2">Startup (for all KeY projects)</text:h>
      <text:list xml:id="list8809119659130578820" text:style-name="L4">
        <text:list-item>
          <text:p text:style-name="P10">Start <text:span text:style-name="T15">KeYProjectBuildJob(InitialCheckup) according to project properties</text:span></text:p>
        </text:list-item>
      </text:list>
      <text:h text:style-name="Heading_20_2" text:outline-level="2">User requested verification (context menu of project/folder/package/file/type/method)</text:h>
      <text:p text:style-name="P20">In case the user cancelled the <text:span text:style-name="T17">KeYProjectBuildJob </text:span>she can start a new one <text:span text:style-name="T23">to redo outdated proofs.</text:span></text:p>
      <text:list xml:id="list7128342979014053586" text:style-name="L5">
        <text:list-item>
          <text:p text:style-name="P9"><text:span text:style-name="T19">Cancel</text:span> <text:span text:style-name="T19">all</text:span> running <text:span text:style-name="T2">KeYProjectBuildJob for the project <text:line-break/>(KeYProjectBuildJobs of other projects are not affected)</text:span></text:p>
        </text:list-item>
        <text:list-item>
          <text:p text:style-name="P11">Start <text:span text:style-name="T15">KeYProjectBuildJob(SelectedElement)</text:span></text:p>
        </text:list-item>
      </text:list>
      <text:h text:style-name="P26" text:outline-level="2"/>
      <text:h text:style-name="P27" text:outline-level="2">KeYProjectBuildJob</text:h>
      <text:p text:style-name="P16">The KeYProjectBuildJob is a Job ('Eclipse Thread') which is responsible to keep the proofs of exactly one project up to date. </text:p>
      <text:p text:style-name="P16">Files changed during execution will cause a normal Eclipse build. To avoid the full build process changed files by the KeYProjectBuildJob are listed in the <text:span text:style-name="T20">main </text:span>memory and a case distinction is made in the KeYProjectBuilder.</text:p>
      <text:p text:style-name="P18">Altough each KeYProjectBuildJob is responsible for exactly one project, <text:span text:style-name="T20">it </text:span>is always only one instance of KeYProjectBuildJob activate at a time. <text:span text:style-name="T21">Why? </text:span>Because of static parsing in KeY? <text:span text:style-name="T22">Can we remove this limitation?</text:span></text:p>
      <text:list xml:id="list8805314439732667920" text:style-name="L3">
        <text:list-item>
          <text:p text:style-name="P5"><text:span text:style-name="T7">Parse source code</text:span></text:p>
          <text:list>
            <text:list-item>
              <text:p text:style-name="P19">In case of an exception the exception marker is set on the project and the Job stops here.</text:p>
            </text:list-item>
          </text:list>
        </text:list-item>
        <text:list-item>
          <text:p text:style-name="P6"><text:span text:style-name="T3">Incremental Build: </text:span><text:span text:style-name="T8">Set outdated flag on result marker of proofs affected by the changed files stored in proofs/.lastChanges. For new proof obligations create an outdated unknown result marker. Clear proofs/.lastChanges.</text:span><text:line-break/><text:span text:style-name="T3">Full Build: </text:span>Set outdated flag on all result marker in the whole project. <text:span text:style-name="T13">For new proof obligations create an outdated unknown result marker. Clear proofs/.lastChanges.</text:span></text:p>
        </text:list-item>
        <text:list-item>
          <text:p text:style-name="P15">Collect all result marker <text:span text:style-name="T24">in the project </text:span>with an outdated flag</text:p>
        </text:list-item>
        <text:list-item>
          <text:p text:style-name="P7">Perform outated proofs as <text:span text:style-name="T10">specified by project properties</text:span> <text:span text:style-name="T9">in order of of user interest. After each performed proof is the result marker updated and its outdated flag removed.</text:span></text:p>
        </text:list-item>
        <text:list-item>
          <text:p text:style-name="P21">Perform global correctness check and update cycle marker</text:p>
        </text:list-item>
      </text:list>
      <text:p text:style-name="P17"><text:span text:style-name="T6">Advantage: </text:span>The KeYProjectBuildJob can be cancelled at any time. <text:span text:style-name="T16">Undone work is always persistent and automatically continued the next time it is star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40S</meta:editing-duration>
    <meta:editing-cycles>93</meta:editing-cycles>
    <meta:generator>LibreOffice/4.1.4.2$Windows_x86 LibreOffice_project/0a0440ccc0227ad9829de5f46be37cfb6edcf72</meta:generator>
    <dc:date>2014-08-26T15:18:26.638000000</dc:date>
    <meta:document-statistic meta:table-count="0" meta:image-count="0" meta:object-count="0" meta:page-count="2" meta:paragraph-count="35" meta:word-count="418" meta:character-count="2862" meta:non-whitespace-character-count="2484"/>
    <meta:user-defined meta:name="Info 1"/>
    <meta:user-defined meta:name="Info 2"/>
    <meta:user-defined meta:name="Info 3"/>
    <meta:user-defined meta:name="Info 4"/>
  </office:meta>
</office:document-meta>
</file>